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2cca9e"/>
    </style:style>
    <style:style style:name="P2" style:family="paragraph" style:parent-style-name="Standard" style:list-style-name="L1">
      <style:paragraph-properties fo:text-align="start" style:justify-single-word="false"/>
      <style:text-properties officeooo:paragraph-rsid="074b99fe"/>
    </style:style>
    <style:style style:name="P3" style:family="paragraph" style:parent-style-name="Standard" style:list-style-name="L1">
      <style:paragraph-properties fo:text-align="start" style:justify-single-word="false"/>
      <style:text-properties officeooo:paragraph-rsid="070afae6"/>
    </style:style>
    <style:style style:name="P4" style:family="paragraph" style:parent-style-name="Standard" style:list-style-name="L1">
      <style:paragraph-properties fo:text-align="start" style:justify-single-word="false"/>
      <style:text-properties officeooo:paragraph-rsid="071c6126"/>
    </style:style>
    <style:style style:name="P5" style:family="paragraph" style:parent-style-name="Standard" style:list-style-name="L1">
      <style:paragraph-properties fo:text-align="start" style:justify-single-word="false"/>
      <style:text-properties officeooo:paragraph-rsid="072e4f40"/>
    </style:style>
    <style:style style:name="P6" style:family="paragraph" style:parent-style-name="Standard" style:list-style-name="L1">
      <style:paragraph-properties fo:text-align="start" style:justify-single-word="false"/>
      <style:text-properties officeooo:paragraph-rsid="07331722"/>
    </style:style>
    <style:style style:name="P7" style:family="paragraph" style:parent-style-name="Standard" style:list-style-name="L1">
      <style:paragraph-properties fo:text-align="start" style:justify-single-word="false"/>
      <style:text-properties officeooo:paragraph-rsid="0735109c"/>
    </style:style>
    <style:style style:name="P8" style:family="paragraph" style:parent-style-name="Standard" style:list-style-name="L1">
      <style:paragraph-properties fo:text-align="start" style:justify-single-word="false"/>
      <style:text-properties officeooo:paragraph-rsid="0739a7a7"/>
    </style:style>
    <style:style style:name="P9" style:family="paragraph" style:parent-style-name="Standard" style:list-style-name="L1">
      <style:paragraph-properties fo:text-align="start" style:justify-single-word="false"/>
      <style:text-properties officeooo:paragraph-rsid="0739ec77"/>
    </style:style>
    <style:style style:name="P10" style:family="paragraph" style:parent-style-name="Standard" style:list-style-name="L1">
      <style:paragraph-properties fo:text-align="start" style:justify-single-word="false"/>
      <style:text-properties officeooo:paragraph-rsid="073ce887"/>
    </style:style>
    <style:style style:name="P11" style:family="paragraph" style:parent-style-name="Standard" style:list-style-name="L1">
      <style:paragraph-properties fo:text-align="start" style:justify-single-word="false"/>
      <style:text-properties officeooo:paragraph-rsid="073cf7ea"/>
    </style:style>
    <style:style style:name="P12" style:family="paragraph" style:parent-style-name="Standard" style:list-style-name="L1">
      <style:paragraph-properties fo:text-align="start" style:justify-single-word="false"/>
      <style:text-properties officeooo:paragraph-rsid="0741bdb0"/>
    </style:style>
    <style:style style:name="P13" style:family="paragraph" style:parent-style-name="Standard" style:list-style-name="L1">
      <style:paragraph-properties fo:text-align="start" style:justify-single-word="false"/>
      <style:text-properties officeooo:paragraph-rsid="0747e78f"/>
    </style:style>
    <style:style style:name="P14" style:family="paragraph" style:parent-style-name="Standard" style:list-style-name="L1">
      <style:paragraph-properties fo:text-align="start" style:justify-single-word="false"/>
      <style:text-properties officeooo:paragraph-rsid="071ce175"/>
    </style:style>
    <style:style style:name="T1"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2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ce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3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68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c5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cca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e4f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5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a5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510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81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9a7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ad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ce8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e2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1bd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bold" officeooo:rsid="072682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000000" style:text-line-through-style="none" style:text-line-through-type="none" style:font-name="DejaVu Sans" fo:font-size="9pt" style:text-underline-style="none" fo:font-weight="bold" officeooo:rsid="07232a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1ce1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9ec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510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41bd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officeooo:rsid="071c6126" style:text-blinking="false" fo:background-color="#ffffff" loext:char-shading-value="0" style:font-name-asian="Times New Roman1" style:font-size-asian="9pt" style:font-name-complex="Arial" style:font-size-complex="9pt" loext:padding="0cm" loext:border="none"/>
    </style:style>
    <style:style style:name="T26" style:family="text">
      <style:text-properties fo:color="#ff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DejaVu Sans" fo:font-size="9pt" fo:font-style="normal" style:text-underline-style="none" fo:font-weight="normal" officeooo:rsid="0242e28c"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76543030733272572" text:style-name="L1">
        <text:list-item>
          <text:p text:style-name="P1"><text:span text:style-name="Source_20_Text"><text:span text:style-name="T8">Single sign-on (SSO) is a way for users to be authenticated for multiple applications and services at once. With SSO, a user signs in at a single login screen and can then use a number of apps. Users do not need to confirm their identity with every single service they use.</text:span></text:span></text:p>
        </text:list-item>
        <text:list-item>
          <text:p text:style-name="P1"><text:span text:style-name="Source_20_Text"><text:span text:style-name="T8">For this to take place, the SSO system must communicate with every external app to tell them that the user is signed in — which is where SAML comes into play.</text:span></text:span></text:p>
        </text:list-item>
        <text:list-item>
          <text:p text:style-name="P1"><text:span text:style-name="Source_20_Text"><text:span text:style-name="T1">The Security Assertion Markup Language (SAML), is an </text:span></text:span><text:a xlink:type="simple" xlink:href="https://www.oasis-open.org/committees/tc_home.php?wg_abbrev=security" text:style-name="Internet_20_link" text:visited-style-name="Visited_20_Internet_20_Link"><text:span text:style-name="Source_20_Text">open standard</text:span></text:a><text:span text:style-name="Source_20_Text"><text:span text:style-name="T1"> that allows security credentials to be shared by multiple computers across a network. It describes a framework that allows one computer to perform some security functions </text:span></text:span><text:span text:style-name="Source_20_Text"><text:span text:style-name="T2">(that is authentication and authorization)</text:span></text:span><text:span text:style-name="Source_20_Text"><text:span text:style-name="T1"> on behalf of one or more other computers.</text:span></text:span></text:p>
        </text:list-item>
        <text:list-item>
          <text:p text:style-name="P2"><text:span text:style-name="Source_20_Text"><text:span text:style-name="T27">Security Assertion Markup Language, or SAML is a</text:span></text:span><text:span text:style-name="Source_20_Text"><text:span text:style-name="T28">n XML variant language, a</text:span></text:span><text:span text:style-name="Source_20_Text"><text:span text:style-name="T27"> standardized way to tell external applications and services that a user is who they say they are.</text:span></text:span></text:p>
        </text:list-item>
        <text:list-item>
          <text:p text:style-name="P3"><text:span text:style-name="Source_20_Text"><text:span text:style-name="T1">SAML 2.0 was introduced in 2005 and remains the current version of the standard.</text:span></text:span></text:p>
        </text:list-item>
        <text:list-item>
          <text:p text:style-name="P3"><text:span text:style-name="Source_20_Text"><text:span text:style-name="T1">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single sign-on (SSO)</text:span></text:a><text:span text:style-name="Source_20_Text"><text:span text:style-name="Emphasis"><text:span text:style-name="T1">,</text:span></text:span></text:span><text:span text:style-name="Source_20_Text"><text:span text:style-name="T1"> and indeed SSO is by far SAML's most common use case.</text:span></text:span></text:p>
        </text:list-item>
        <text:list-item>
          <text:p text:style-name="P3"><text:span text:style-name="Source_20_Text"><text:span text:style-name="T1">SAML makes </text:span></text:span><text:a xlink:type="simple" xlink:href="https://www.cloudflare.com/learning/access-management/what-is-sso/" text:style-name="Internet_20_link" text:visited-style-name="Visited_20_Internet_20_Link"><text:span text:style-name="Source_20_Text">single sign-on (SSO)</text:span></text:a><text:span text:style-name="Source_20_Text"><text:span text:style-name="T1"> technology possible by providing a way to authenticate a user once and then communicate that authentication to multiple applications.</text:span></text:span></text:p>
        </text:list-item>
        <text:list-item>
          <text:p text:style-name="P4"><text:span text:style-name="Source_20_Text"><text:span text:style-name="T3">SAML Provider: A SAML provider is a system that helps a user access a service they need. There are two primary types of SAML providers, </text:span></text:span><text:span text:style-name="Source_20_Text"><text:span text:style-name="Strong_20_Emphasis"><text:span text:style-name="T25">service</text:span></text:span></text:span><text:span text:style-name="Source_20_Text"><text:span text:style-name="T3"> provider, and </text:span></text:span><text:span text:style-name="Source_20_Text"><text:span text:style-name="Strong_20_Emphasis"><text:span text:style-name="T25">identity</text:span></text:span></text:span><text:span text:style-name="Source_20_Text"><text:span text:style-name="T3"> provider.</text:span></text:span></text:p>
          <text:p text:style-name="P5"><text:span text:style-name="Source_20_Text"><text:span text:style-name="T19">Service provider:</text:span></text:span><text:span text:style-name="Source_20_Text"><text:span text:style-name="T6"> </text:span></text:span><text:span text:style-name="Source_20_Text"><text:span text:style-name="T9">A SAML service provider is a system entity that receives and accepts an authentication assertion issued by a SAML identity provider. </text:span></text:span><text:span text:style-name="Source_20_Text"><text:span text:style-name="T3">A service provider needs the authentication from the identity provider to grant authorization to the user. </text:span></text:span><text:span text:style-name="Source_20_Text"><text:span text:style-name="T6">This is the cloud-hosted application or service the user wants to use. Common examples include cloud email platforms such as Gmail and Microsoft Office 365, cloud storage services such as Google Drive and AWS S3, and communications apps such as Slack and Skype. Ordinarily a user would just log in to these services directly, but when SSO is used, the user logs into the SSO instead, and SAML is used to give them access instead of a direct login.</text:span></text:span></text:p>
          <text:p text:style-name="P6"><text:span text:style-name="Source_20_Text"><text:span text:style-name="T26">Salesforce and other CRM solutions are usually service providers, in that they depend on an identity provider for user authentication.</text:span></text:span></text:p>
          <text:p text:style-name="P6"><text:span text:style-name="Source_20_Text"><text:span text:style-name="T20">Identity provider:</text:span></text:span><text:span text:style-name="Source_20_Text"><text:span text:style-name="T5"> An identity provider (IdP) is a cloud software service that stores and confirms user identity, typically through a login process. Essentially, an IdP's role is to say, "I know this person, and here is what they are allowed to do." </text:span></text:span><text:span text:style-name="Source_20_Text"><text:span text:style-name="T10">There are various implementations that can provide authentication services in line with the SAML standard — Salesforce can serve this role, for instance, and so can LDAP, RADIUS, or ActiveDirectory. </text:span></text:span><text:span text:style-name="Source_20_Text"><text:span text:style-name="T3">Microsoft Active Directory or Azure are </text:span></text:span><text:span text:style-name="Source_20_Text"><text:span text:style-name="T11">also</text:span></text:span><text:span text:style-name="Source_20_Text"><text:span text:style-name="T3"> common identity providers. </text:span></text:span></text:p>
        </text:list-item>
        <text:list-item>
          <text:p text:style-name="P7"><text:span text:style-name="Source_20_Text"><text:span text:style-name="T23">What is a SAML assertion?</text:span></text:span></text:p>
          <text:p text:style-name="P7"><text:span text:style-name="Source_20_Text"><text:span text:style-name="T12">A SAML assertion is the message that tells a service provider that a user is signed in. SAML assertions contain all the information necessary for a service provider to confirm user identity, including the source of the assertion, the time it was issued, and the conditions that make the assertion valid. Based on this </text:span></text:span><text:span text:style-name="Source_20_Text"><text:span text:style-name="T13">assertion</text:span></text:span><text:span text:style-name="Source_20_Text"><text:span text:style-name="T12">, a SaaS application or cloud service can allow or deny user access.</text:span></text:span></text:p>
          <text:p text:style-name="P8"><text:span text:style-name="Source_20_Text"><text:span text:style-name="T14">A SAML assertion is the XML document by which all the information we've been discussing is transmitted from one computer to another. Once an identity provider has determined that you are who you say you are and have the right to access the content or services you're interested in, it sends a SAML assertion to the server that can actually provide those services to you. A SAML assertion may be encrypted for increased security.</text:span></text:span></text:p>
        </text:list-item>
        <text:list-item>
          <text:p text:style-name="P9"><text:span text:style-name="Source_20_Text"><text:span text:style-name="T21">How SAML work</text:span></text:span><text:span text:style-name="Source_20_Text"><text:span text:style-name="T22">s?</text:span></text:span></text:p>
          <text:p text:style-name="P10"><text:span text:style-name="Source_20_Text"><text:span text:style-name="T16">This is what a typical flow might look like:</text:span></text:span></text:p>
          <text:list>
            <text:list-item>
              <text:p text:style-name="P11"><text:span text:style-name="Source_20_Text"><text:span text:style-name="T15">You try to access the resource on the server, which in SAML terminology is a service provider. The service provider in turn checks to see if you're already authenticated within the system. If you are, you skip to step </text:span></text:span><text:span text:style-name="Source_20_Text"><text:span text:style-name="T17">vii</text:span></text:span><text:span text:style-name="Source_20_Text"><text:span text:style-name="T15">; if you're not, the service provider starts the authentication process.</text:span></text:span></text:p>
            </text:list-item>
            <text:list-item>
              <text:p text:style-name="P11"><text:span text:style-name="Source_20_Text"><text:span text:style-name="T15">The service provider determines the appropriate identity provider for you and redirects you to that provider — in this case, the single sign-on service.</text:span></text:span></text:p>
            </text:list-item>
            <text:list-item>
              <text:p text:style-name="P11"><text:span text:style-name="Source_20_Text"><text:span text:style-name="T15">Your browser sends an authentication request to the SSO service; the service then identifies you.</text:span></text:span></text:p>
            </text:list-item>
            <text:list-item>
              <text:p text:style-name="P11"><text:span text:style-name="Source_20_Text"><text:span text:style-name="T15">The SSO service returns an XHTML document, which includes the authentication information needed by the service provider in a SAMLResponse parameter.</text:span></text:span></text:p>
            </text:list-item>
            <text:list-item>
              <text:p text:style-name="P11"><text:span text:style-name="Source_20_Text"><text:span text:style-name="T15">The SAMLResponse parameter is passed on to the service provider.</text:span></text:span></text:p>
            </text:list-item>
            <text:list-item>
              <text:p text:style-name="P11"><text:span text:style-name="Source_20_Text"><text:span text:style-name="T15">The service provider processes this response and creates a security context for you — basically, it logs you in — and then tells you where your requested resource is.</text:span></text:span></text:p>
            </text:list-item>
            <text:list-item>
              <text:p text:style-name="P11"><text:span text:style-name="Source_20_Text"><text:span text:style-name="T15">With this information, you can now request the resource you're interested in again.</text:span></text:span></text:p>
            </text:list-item>
            <text:list-item>
              <text:p text:style-name="P11"><text:span text:style-name="Source_20_Text"><text:span text:style-name="T15">The resource is finally returned to you!</text:span></text:span></text:p>
            </text:list-item>
          </text:list>
        </text:list-item>
        <text:list-item>
          <text:p text:style-name="P12"><text:span text:style-name="Source_20_Text"><text:span text:style-name="T24">Is SAML authentication the same thing as user authorization?</text:span></text:span></text:p>
          <text:p text:style-name="P12"><text:soft-page-break/><text:span text:style-name="Source_20_Text"><text:span text:style-name="T18">SAML is a technology for user authentication, not user authorization, and this is a key distinction. User authorization is a separate area of identity and access management.</text:span></text:span></text:p>
          <text:list>
            <text:list-item>
              <text:p text:style-name="P13"><text:span text:style-name="Source_20_Text"><text:span text:style-name="T18">Authentication refers to a user's identity: who they are and whether their identity has been confirmed by a login process.</text:span></text:span></text:p>
            </text:list-item>
            <text:list-item>
              <text:p text:style-name="P13"><text:span text:style-name="Source_20_Text"><text:span text:style-name="T18">Authorization refers to a user's privileges or permissions: specifically, what actions they are allowed to perform within a company's systems.</text:span></text:span></text:p>
            </text:list-item>
            <text:list-item>
              <text:p text:style-name="P13"><text:span text:style-name="Source_20_Text"><text:span text:style-name="T18">Access management technologies handle user authorization. Access management platforms use several different authorization standards (one of which is OAuth), but not SAML.</text:span></text:span></text:p>
            </text:list-item>
            <text:list-item>
              <text:p text:style-name="P13"><text:span text:style-name="Source_20_Text"><text:span text:style-name="T18">Cloudflare Access is one example of an access management solution. Cloudflare Access enables companies to manage user access to internal resources and data without the use of a virtual private network (VPN). It integrates easily with SSO providers to offer both user authorization and user authentication.</text:span></text:span></text:p>
            </text:list-item>
          </text:list>
        </text:list-item>
        <text:list-item>
          <text:p text:style-name="P12"><text:span text:style-name="Source_20_Text"><text:span text:style-name="T4">abc</text:span></text:span></text:p>
          <text:p text:style-name="P14"><text:span text:style-name="Source_20_Text"><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06:18:51.173091825</dc:date>
    <meta:editing-duration>P25DT5H42M6S</meta:editing-duration>
    <meta:editing-cycles>1727</meta:editing-cycles>
    <meta:document-statistic meta:table-count="0" meta:image-count="0" meta:object-count="0" meta:page-count="2" meta:paragraph-count="31" meta:word-count="959" meta:character-count="5799" meta:non-whitespace-character-count="4889"/>
  </office:meta>
</office:document-meta>
</file>